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table:formula="of:=([.A2]/([.C2]))-1" office:value-type="float" office:value="41999" calcext:value-type="float">
            <text:p>41999</text:p>
          </table:table-cell>
          <table:table-cell table:formula="of:=(1/[.B2])/(1/[.C2])" office:value-type="float" office:value="40" calcext:value-type="float">
            <text:p>40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([.A3]/([.C3]))-1" office:value-type="float" office:value="41999" calcext:value-type="float">
            <text:p>41999</text:p>
          </table:table-cell>
          <table:table-cell table:formula="of:=(1/[.B3])/(1/[.C3])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3:13:04.405498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7-16T23:17:44.073660370</dc:date>
    <meta:editing-duration>PT17M42S</meta:editing-duration>
    <meta:editing-cycles>5</meta:editing-cycles>
    <meta:generator>LibreOffice/24.2.5.2$Linux_X86_64 LibreOffice_project/bffef4ea93e59bebbeaf7f431bb02b1a39ee8a59</meta:generator>
    <meta:document-statistic meta:table-count="1" meta:cell-count="15" meta:object-count="0"/>
  </office:meta>
</office:document-meta>
</file>